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8c29" officeooo:paragraph-rsid="00038c29"/>
    </style:style>
    <style:style style:name="P2" style:family="paragraph" style:parent-style-name="Standard">
      <style:text-properties officeooo:rsid="00038c29" officeooo:paragraph-rsid="000a21a4"/>
    </style:style>
    <style:style style:name="P3" style:family="paragraph" style:parent-style-name="Standard">
      <style:text-properties officeooo:rsid="000567cd" officeooo:paragraph-rsid="000567cd"/>
    </style:style>
    <style:style style:name="P4" style:family="paragraph" style:parent-style-name="Standard">
      <style:text-properties officeooo:rsid="0009c2f9" officeooo:paragraph-rsid="0009c2f9"/>
    </style:style>
    <style:style style:name="T1" style:family="text">
      <style:text-properties officeooo:rsid="000567cd"/>
    </style:style>
    <style:style style:name="T2" style:family="text">
      <style:text-properties fo:font-style="italic" officeooo:rsid="000567cd" style:font-style-asian="italic" style:font-style-complex="italic"/>
    </style:style>
    <style:style style:name="T3" style:family="text">
      <style:text-properties officeooo:rsid="0006a635"/>
    </style:style>
    <style:style style:name="T4" style:family="text">
      <style:text-properties officeooo:rsid="0009c6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ational thinking could be considered useful in almost any field, but to become a developer it is absolutely crucial. Computers may be good at processing large amounts of data extremely fast, but they are not intelligent like humans. Therefore we must be extremely specific with our programming, and understand exactly what we are telling a computer to do, as it will follow instructions literally <text:span text:style-name="T1">and sometimes lead to unexpected results</text:span>. </text:p>
      <text:p text:style-name="P2"/>
      <text:p text:style-name="P2">I recently read an article which reminded me of this, and which shows that even the much-acclaimed advanced machine learning and genetic algorithms we he<text:span text:style-name="T1">ar</text:span> about are still just following a set of instructions, albeit very complex ones, without any thought. <text:span text:style-name="T1">The author describes his time working for an AI startup, in which they used a game called </text:span><text:span text:style-name="T2">Airships: Conquer the Skies</text:span><text:span text:style-name="T1"> to test their new genetic algorithm. In the game, players first design an airship from given components, and then battle against other airships. The algorithm was given the simple instruction to defeat as many enemies as possible using the cheapest possible build. It settled on a strategy to complete this: building a tiny ship that would fire missiles point blank at other ships, only to destroy itself moments later. According to the given parameters, this was a winning strategy, but not applicable to the real world. The program was not explicitly told to factor in self preservation, so it did not. </text:span></text:p>
      <text:p text:style-name="P1"/>
      <text:p text:style-name="P3">All this means that we must adapt our thinking to be more compatible with how computers work. For example, we should be aware that since computers inherently work in binary, there can be unexpected inaccuracies when dealing with floating point numbers. Random numbers can be another thing to look out for, as <text:span text:style-name="T3">the default random number function of a language can often use a deterministic algorithm, meaning it would produce the same result if the initial conditions can be replicated. So while to human eyes the number could appear completely random, it would not be advised to use it as a security key in a program.</text:span></text:p>
      <text:p text:style-name="P3"/>
      <text:p text:style-name="P4">Finally, an important concept that came up a lot in seminars for this module was scalability. Computers excel at doing large amounts of simple calculations, so we should take advantage of this whenever we can. Some methods of solving a problem work well at a small scale, but do not scale up efficiently. One example of this discussed in the course was the idea of making tea for one person vs making tea for a hundred. Brewing each cup separately with a single teabag would not be considered scalable in this instance.</text:p>
      <text:p text:style-name="P4"/>
      <text:p text:style-name="P4">To conclude, computational thinking, with its core concepts of decomposition, abstraction, pattern recognition and algorithms, provides a useful framework for problem solving in all fields, but especially in my chosen field of computing. <text:span text:style-name="T4">Ideas such as scalability and DRY (don’t repeat yourself) will be sure to help me in many future pro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09:33:16.191000000</meta:creation-date>
    <meta:generator>LibreOffice/6.0.6.2$Windows_X86_64 LibreOffice_project/0c292870b25a325b5ed35f6b45599d2ea4458e77</meta:generator>
    <dc:date>2021-10-18T16:13:23.542000000</dc:date>
    <meta:editing-duration>PT8M24S</meta:editing-duration>
    <meta:editing-cycles>3</meta:editing-cycles>
    <meta:document-statistic meta:table-count="0" meta:image-count="0" meta:object-count="0" meta:page-count="1" meta:paragraph-count="5" meta:word-count="483" meta:character-count="2904" meta:non-whitespace-character-count="2424"/>
  </office:meta>
</office:document-meta>
</file>